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11ed" officeooo:paragraph-rsid="000711ed"/>
    </style:style>
    <style:style style:name="P2" style:family="paragraph" style:parent-style-name="Standard">
      <style:text-properties officeooo:rsid="000711ed" officeooo:paragraph-rsid="00089397"/>
    </style:style>
    <style:style style:name="P3" style:family="paragraph" style:parent-style-name="Standard">
      <style:text-properties officeooo:rsid="000711ed" officeooo:paragraph-rsid="000c9be0"/>
    </style:style>
    <style:style style:name="P4" style:family="paragraph" style:parent-style-name="Standard">
      <style:text-properties officeooo:rsid="000711ed" officeooo:paragraph-rsid="000f4100"/>
    </style:style>
    <style:style style:name="P5" style:family="paragraph" style:parent-style-name="Standard">
      <style:text-properties officeooo:rsid="000711ed" officeooo:paragraph-rsid="00129c73"/>
    </style:style>
    <style:style style:name="P6" style:family="paragraph" style:parent-style-name="Standard">
      <style:text-properties fo:font-weight="bold" officeooo:rsid="000711ed" officeooo:paragraph-rsid="000711ed" style:font-weight-asian="bold" style:font-weight-complex="bold"/>
    </style:style>
    <style:style style:name="P7" style:family="paragraph" style:parent-style-name="Standard">
      <style:text-properties fo:font-weight="bold" officeooo:rsid="000711ed" officeooo:paragraph-rsid="00089397" style:font-weight-asian="bold" style:font-weight-complex="bold"/>
    </style:style>
    <style:style style:name="P8" style:family="paragraph" style:parent-style-name="Standard">
      <style:text-properties fo:font-weight="bold" officeooo:rsid="000711ed" officeooo:paragraph-rsid="000c9be0" style:font-weight-asian="bold" style:font-weight-complex="bold"/>
    </style:style>
    <style:style style:name="P9" style:family="paragraph" style:parent-style-name="Standard">
      <style:text-properties fo:font-weight="bold" officeooo:rsid="000aab8c" officeooo:paragraph-rsid="000aab8c" style:font-weight-asian="bold" style:font-weight-complex="bold"/>
    </style:style>
    <style:style style:name="P10" style:family="paragraph" style:parent-style-name="Standard">
      <style:text-properties fo:font-weight="bold" officeooo:rsid="000aab8c" officeooo:paragraph-rsid="00129c73" style:font-weight-asian="bold" style:font-weight-complex="bold"/>
    </style:style>
    <style:style style:name="P11" style:family="paragraph" style:parent-style-name="Standard">
      <style:text-properties fo:font-weight="bold" officeooo:rsid="000f4100" officeooo:paragraph-rsid="000f4100" style:font-weight-asian="bold" style:font-weight-complex="bold"/>
    </style:style>
    <style:style style:name="P12" style:family="paragraph" style:parent-style-name="Standard">
      <style:text-properties fo:font-weight="bold" officeooo:rsid="00129c73" officeooo:paragraph-rsid="00129c73" style:font-weight-asian="bold" style:font-weight-complex="bold"/>
    </style:style>
    <style:style style:name="P13" style:family="paragraph" style:parent-style-name="Standard">
      <style:text-properties fo:font-weight="bold" officeooo:rsid="00146d12" officeooo:paragraph-rsid="00146d12" style:font-weight-asian="bold" style:font-weight-complex="bold"/>
    </style:style>
    <style:style style:name="P14" style:family="paragraph" style:parent-style-name="Standard">
      <style:text-properties fo:font-weight="normal" officeooo:rsid="000f4100" officeooo:paragraph-rsid="000f4100" style:font-weight-asian="normal" style:font-weight-complex="normal"/>
    </style:style>
    <style:style style:name="P15" style:family="paragraph" style:parent-style-name="Standard">
      <style:text-properties officeooo:rsid="000965b8" officeooo:paragraph-rsid="000965b8"/>
    </style:style>
    <style:style style:name="P16" style:family="paragraph" style:parent-style-name="Standard">
      <style:text-properties officeooo:rsid="000aab8c" officeooo:paragraph-rsid="000aab8c"/>
    </style:style>
    <style:style style:name="P17" style:family="paragraph" style:parent-style-name="Standard">
      <style:text-properties fo:font-size="14pt" fo:font-weight="bold" officeooo:rsid="000711ed" officeooo:paragraph-rsid="000711ed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rsid="000d01c1" officeooo:paragraph-rsid="000d01c1"/>
    </style:style>
    <style:style style:name="P19" style:family="paragraph" style:parent-style-name="Standard">
      <style:text-properties officeooo:rsid="000d01c1" officeooo:paragraph-rsid="000f4100"/>
    </style:style>
    <style:style style:name="P20" style:family="paragraph" style:parent-style-name="Standard">
      <style:text-properties style:font-name="sans-serif" fo:font-size="15.75pt"/>
    </style:style>
    <style:style style:name="P21" style:family="paragraph" style:parent-style-name="Standard">
      <style:text-properties style:font-name="sans-serif" fo:font-size="15.75pt" officeooo:rsid="000711ed" officeooo:paragraph-rsid="000711ed"/>
    </style:style>
    <style:style style:name="P22" style:family="paragraph" style:parent-style-name="Standard">
      <style:text-properties officeooo:rsid="000faf3a" officeooo:paragraph-rsid="000faf3a"/>
    </style:style>
    <style:style style:name="P23" style:family="paragraph" style:parent-style-name="Standard">
      <style:text-properties officeooo:rsid="000fcbf0" officeooo:paragraph-rsid="000fcbf0"/>
    </style:style>
    <style:style style:name="P24" style:family="paragraph" style:parent-style-name="Standard">
      <style:text-properties fo:color="#800000" officeooo:rsid="000711ed" officeooo:paragraph-rsid="000711ed"/>
    </style:style>
    <style:style style:name="P25" style:family="paragraph" style:parent-style-name="Standard">
      <style:text-properties fo:color="#800000" fo:font-weight="bold" officeooo:rsid="000711ed" officeooo:paragraph-rsid="00089397" style:font-weight-asian="bold" style:font-weight-complex="bold"/>
    </style:style>
    <style:style style:name="P26" style:family="paragraph" style:parent-style-name="Standard">
      <style:text-properties officeooo:rsid="001163fb" officeooo:paragraph-rsid="001163fb"/>
    </style:style>
    <style:style style:name="P27" style:family="paragraph" style:parent-style-name="Standard">
      <style:text-properties officeooo:rsid="00146d12" officeooo:paragraph-rsid="00146d12"/>
    </style:style>
    <style:style style:name="P28" style:family="paragraph" style:parent-style-name="Standard">
      <style:text-properties officeooo:paragraph-rsid="00146d12"/>
    </style:style>
    <style:style style:name="P29" style:family="paragraph" style:parent-style-name="Standard">
      <style:text-properties fo:font-size="14pt" fo:font-weight="bold" officeooo:rsid="000711ed" officeooo:paragraph-rsid="000f4100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rsid="000711ed" officeooo:paragraph-rsid="000c9be0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rsid="00129c73" officeooo:paragraph-rsid="00129c73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normal" officeooo:rsid="00129c73" officeooo:paragraph-rsid="00129c73" style:font-size-asian="14pt" style:font-weight-asian="normal" style:font-size-complex="14pt" style:font-weight-complex="normal"/>
    </style:style>
    <style:style style:name="P33" style:family="paragraph" style:parent-style-name="Standard">
      <style:text-properties fo:font-weight="normal" officeooo:rsid="00089397" officeooo:paragraph-rsid="000c9be0" style:font-weight-asian="normal" style:font-weight-complex="normal"/>
    </style:style>
    <style:style style:name="P34" style:family="paragraph" style:parent-style-name="Standard">
      <style:text-properties fo:font-weight="normal" officeooo:rsid="00089397" officeooo:paragraph-rsid="000aab8c" style:font-weight-asian="normal" style:font-weight-complex="normal"/>
    </style:style>
    <style:style style:name="P35" style:family="paragraph" style:parent-style-name="Standard">
      <style:text-properties fo:font-weight="normal" officeooo:rsid="00089397" officeooo:paragraph-rsid="000711ed" style:font-weight-asian="normal" style:font-weight-complex="normal"/>
    </style:style>
    <style:style style:name="P36" style:family="paragraph" style:parent-style-name="Standard">
      <style:text-properties fo:font-weight="normal" officeooo:rsid="000c9be0" officeooo:paragraph-rsid="000c9be0" style:font-weight-asian="normal" style:font-weight-complex="normal"/>
    </style:style>
    <style:style style:name="P37" style:family="paragraph" style:parent-style-name="Standard">
      <style:text-properties fo:font-weight="normal" officeooo:rsid="000711ed" officeooo:paragraph-rsid="000c9be0" style:font-weight-asian="normal" style:font-weight-complex="normal"/>
    </style:style>
    <style:style style:name="P38" style:family="paragraph" style:parent-style-name="Standard">
      <style:text-properties fo:font-weight="normal" officeooo:rsid="00146d12" officeooo:paragraph-rsid="000c9be0" style:font-weight-asian="normal" style:font-weight-complex="normal"/>
    </style:style>
    <style:style style:name="P39" style:family="paragraph" style:parent-style-name="Standard">
      <style:text-properties fo:font-weight="bold" officeooo:rsid="000aab8c" officeooo:paragraph-rsid="000c9be0" style:font-weight-asian="bold" style:font-weight-complex="bold"/>
    </style:style>
    <style:style style:name="P40" style:family="paragraph" style:parent-style-name="Table_20_Contents">
      <style:text-properties officeooo:rsid="001892a4" officeooo:paragraph-rsid="001892a4"/>
    </style:style>
    <style:style style:name="P41" style:family="paragraph" style:parent-style-name="Table_20_Contents">
      <style:text-properties officeooo:rsid="0019b330" officeooo:paragraph-rsid="0019b330"/>
    </style:style>
    <style:style style:name="P42" style:family="paragraph" style:parent-style-name="Table_20_Contents">
      <style:text-properties officeooo:rsid="0019bc52" officeooo:paragraph-rsid="0019bc52"/>
    </style:style>
    <style:style style:name="P43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711ed"/>
    </style:style>
    <style:style style:name="T2" style:family="text">
      <style:text-properties fo:font-weight="bold" officeooo:rsid="0008939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89397" style:font-weight-asian="normal" style:font-weight-complex="normal"/>
    </style:style>
    <style:style style:name="T5" style:family="text">
      <style:text-properties fo:font-weight="normal" officeooo:rsid="000aab8c" style:font-weight-asian="normal" style:font-weight-complex="normal"/>
    </style:style>
    <style:style style:name="T6" style:family="text">
      <style:text-properties fo:font-weight="normal" officeooo:rsid="000711ed" style:font-weight-asian="normal" style:font-weight-complex="normal"/>
    </style:style>
    <style:style style:name="T7" style:family="text">
      <style:text-properties fo:font-weight="normal" officeooo:rsid="00146d12" style:font-weight-asian="normal" style:font-weight-complex="normal"/>
    </style:style>
    <style:style style:name="T8" style:family="text">
      <style:text-properties officeooo:rsid="000aab8c"/>
    </style:style>
    <style:style style:name="T9" style:family="text">
      <style:text-properties fo:font-size="14pt" fo:font-weight="normal" officeooo:rsid="00089397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129c73" style:font-size-asian="14pt" style:font-weight-asian="normal" style:font-size-complex="14pt" style:font-weight-complex="normal"/>
    </style:style>
    <style:style style:name="T11" style:family="text">
      <style:text-properties officeooo:rsid="000f4100"/>
    </style:style>
    <style:style style:name="T12" style:family="text">
      <style:text-properties officeooo:rsid="001788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ractical 1: Basic genome analysis</text:p>
      <text:p text:style-name="P20"/>
      <text:p text:style-name="P1"/>
      <text:p text:style-name="P1">OBJECTIVES </text:p>
      <text:p text:style-name="P26">+46733702514</text:p>
      <text:p text:style-name="P1"/>
      <text:p text:style-name="P1">● Write report </text:p>
      <text:p text:style-name="P1"/>
      <text:p text:style-name="P1"/>
      <text:p text:style-name="P1">● Learn and compare algorithms </text:p>
      <text:p text:style-name="P24">1. Familiarize yourself with BLAST and HMMER algorithms (see in papers)</text:p>
      <text:p text:style-name="P25">2. Compare BLAST to HMMER, where do the methods overlap and where are they </text:p>
      <text:p text:style-name="P25">unique. What are advantages of each? <text:s/></text:p>
      <text:p text:style-name="P6"/>
      <text:p text:style-name="P29">BLAST </text:p>
      <text:p text:style-name="P31">for searching Sequence homology</text:p>
      <text:p text:style-name="P5"><text:span text:style-name="T9">Local search with fast k-tuple heuristic (Basic Local Alignment Search Tool) </text:span><text:span text:style-name="T10">for protein and nucleotide</text:span></text:p>
      <text:p text:style-name="P4"><text:span text:style-name="T2">uses the </text:span><text:span text:style-name="T4">H</text:span><text:span text:style-name="T3">euristic </text:span><text:span text:style-name="T4">problem solving </text:span><text:span text:style-name="T3">technique which looks for a solution which is good enough but not the most </text:span><text:span text:style-name="T5">optimal</text:span><text:span text:style-name="T3"> solution. </text:span></text:p>
      <text:p text:style-name="P3"><text:span text:style-name="T3">It does this by trading accuracy for speed through using words instead of single residues together with Smith-Waterma</text:span><text:span text:style-name="T4">n.</text:span></text:p>
      <text:p text:style-name="P28"><text:span text:style-name="T4">W</text:span><text:span text:style-name="T7">ord -</text:span><text:span text:style-name="T3"> “local alignments between sequences by finding short matches and from these initial matches (local) alignments are created"</text:span></text:p>
      <text:p text:style-name="P33"/>
      <text:p text:style-name="P16"><text:span text:style-name="T4">H</text:span><text:span text:style-name="T3">igh-scoring Segment Pairs</text:span></text:p>
      <text:p text:style-name="P36">neighbourhood score compared to the user-defined Threshold</text:p>
      <text:p text:style-name="P16"><text:span text:style-name="T3">estimates the <text:s/></text:span><text:span text:style-name="T6">Smith-Waterma</text:span><text:span text:style-name="T4">n</text:span></text:p>
      <text:p text:style-name="P34"/>
      <text:p text:style-name="P34">BLASTS and statistics</text:p>
      <text:p text:style-name="P35"/>
      <text:p text:style-name="P9">Advantages:</text:p>
      <text:p text:style-name="P9"/>
      <text:p text:style-name="P39">Good speed and relatively good accuracy and sensitivity</text:p>
      <text:p text:style-name="P39"/>
      <text:p text:style-name="P30">HMMER</text:p>
      <text:p text:style-name="P1"/>
      <text:p text:style-name="P15"><text:span text:style-name="T8">-Make use of Machine learning with a</text:span> Hidden <text:span text:style-name="T8">Markov</text:span> model <text:span text:style-name="T8">which is probabilistic model to create profiles of consensus</text:span></text:p>
      <text:p text:style-name="P12">- For making sequence alignments and for searching of sequence homologs</text:p>
      <text:p text:style-name="P10">- Local and global search with profile Hidden Markov models, more sensitive than PSI-BLAST</text:p>
      <text:p text:style-name="P32">-for protein and nucleotide</text:p>
      <text:p text:style-name="P9">Advantages:</text:p>
      <text:p text:style-name="P13">Detects remote homologs</text:p>
      <text:p text:style-name="P1"/>
      <text:p text:style-name="P22">Similarities:</text:p>
      <text:p text:style-name="P22"/>
      <text:p text:style-name="P22"><text:soft-page-break/>Make use of a Profile-specific scoring matrix(PSSM)</text:p>
      <text:p text:style-name="P31">for searching Sequence homology</text:p>
      <text:p text:style-name="P1"/>
      <text:p text:style-name="P1"/>
      <text:p text:style-name="P1"/>
      <text:p text:style-name="P1"/>
      <text:p text:style-name="P6">Steps to check for student understanding </text:p>
      <text:p text:style-name="P6"/>
      <text:p text:style-name="P6">1. What is the difference between Needleman-Wunsch and Smith-Waterman </text:p>
      <text:p text:style-name="P7">algorithms? Why- what are advantages of each? </text:p>
      <text:p text:style-name="P2"/>
      <text:p text:style-name="P2"><text:span text:style-name="T11">Both are </text:span>Dynamic programming - Needleman-Wunsch and Smith-Waterman Long processing times , need parallel computer processors or supercomputers</text:p>
      <text:p text:style-name="P8">Needleman-Wunsch <text:span text:style-name="T11">(is not einhorn! Fickle is Einhorn)</text:span></text:p>
      <text:p text:style-name="P8"/>
      <text:p text:style-name="P14">A global alignment and optimal matching technique</text:p>
      <text:p text:style-name="P11"/>
      <text:p text:style-name="P8">Why- what are advantages of each? </text:p>
      <text:p text:style-name="P8"/>
      <text:p text:style-name="P8"/>
      <text:p text:style-name="P8">Smith-Waterman algorithms? </text:p>
      <text:p text:style-name="P14">Local alignment techniques</text:p>
      <text:p text:style-name="P8"/>
      <text:p text:style-name="P8">Why- what are advantages of each? </text:p>
      <text:p text:style-name="P2"/>
      <text:p text:style-name="P1"/>
      <text:p text:style-name="P6">2. Is BLAST different from Smith-Waterman algorithm? In what ways?</text:p>
      <text:p text:style-name="P37"/>
      <text:p text:style-name="P3"><text:span text:style-name="T3">-It does this by trading accuracy for speed through using words instead of single residues together with Smith-Waterma</text:span><text:span text:style-name="T4">n.</text:span></text:p>
      <text:p text:style-name="P38"/>
      <text:p text:style-name="P3"><text:span text:style-name="T7">-N</text:span><text:span text:style-name="T4">ot be the best possible results, as it will not provide you with all the hits within the database. BLAST misses hard to find matches.</text:span></text:p>
      <text:p text:style-name="P33"/>
      <text:p text:style-name="P1"/>
      <text:p text:style-name="P6">3. What is the Viterbi algorithm ?</text:p>
      <text:p text:style-name="P19">A dynamic programing algorithm which <text:span text:style-name="T12">maximizing</text:span> the probability essential <text:span text:style-name="T12">combining</text:span> <text:span text:style-name="T1">Needleman-Wunsch</text:span> and HMM</text:p>
      <text:p text:style-name="P18"/>
      <text:p text:style-name="P18"/>
      <text:p text:style-name="P6">4. How do these methods compare in speed ?</text:p>
      <text:p text:style-name="P23">Blast is fastest</text:p>
      <text:p text:style-name="P27">Smith-Waterman is slow</text:p>
      <text:p text:style-name="P1"/>
      <text:p text:style-name="P1"/>
      <text:p text:style-name="P6">● Perform exercise understanding general rules of use and applicability <text:s/></text:p>
      <text:p text:style-name="P1"/>
      <text:p text:style-name="P17">3. Characterize your genomes with BLAST using NCBI website </text:p>
      <text:p text:style-name="P17"><text:soft-page-break/>https://blast.ncbi.nlm.nih.gov/ </text:p>
      <text:p text:style-name="P6"/>
      <text:p text:style-name="P6">a. What organisms genome belongs to? </text:p>
      <text:p text:style-name="P6">b. How do the genomes differ (size, kingdom, number of genes )? </text:p>
      <text:p text:style-name="P6">c. Does anything interesting stand out? </text:p>
      <text:p text:style-name="P6">d. Why aren’t we asking you to run HMMER in parallel?</text:p>
      <text:p text:style-name="P23">It would take too long for whole genome sequence comparasion</text:p>
      <text:p text:style-name="P15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40">File #</text:p>
          </table:table-cell>
          <table:table-cell table:style-name="Table1.A1" office:value-type="string">
            <text:p text:style-name="P40">Organism</text:p>
          </table:table-cell>
          <table:table-cell table:style-name="Table1.A1" office:value-type="string">
            <text:p text:style-name="P40">Size</text:p>
          </table:table-cell>
          <table:table-cell table:style-name="Table1.A1" office:value-type="string">
            <text:p text:style-name="P40">Kingdom</text:p>
          </table:table-cell>
          <table:table-cell table:style-name="Table1.E1" office:value-type="string">
            <text:p text:style-name="P40"># of genes</text:p>
          </table:table-cell>
        </table:table-row>
        <table:table-row>
          <table:table-cell table:style-name="Table1.A2" office:value-type="string">
            <text:p text:style-name="P41">05.fa.txt</text:p>
          </table:table-cell>
          <table:table-cell table:style-name="Table1.A2" office:value-type="string">
            <text:p text:style-name="P41">Chlamydia trachomatis</text:p>
          </table:table-cell>
          <table:table-cell table:style-name="Table1.A2" office:value-type="string">
            <text:p text:style-name="P41">1042588</text:p>
          </table:table-cell>
          <table:table-cell table:style-name="Table1.A2" office:value-type="string">
            <text:p text:style-name="P43">Bacteria</text:p>
          </table:table-cell>
          <table:table-cell table:style-name="Table1.E2" office:value-type="string">
            <text:p text:style-name="P42">977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5"/>
      <text:p text:style-name="P15"/>
      <text:p text:style-name="P15"/>
      <text:p text:style-name="P15">Reference</text:p>
      <text:p text:style-name="P15"/>
      <text:p text:style-name="P15">Lobo, I. (2008) Basic Local Alignment Search Tool (BLAST). Nature Education 1(1):215 </text:p>
      <text:p text:style-name="P15"><text:a xlink:type="simple" xlink:href="https://www.nature.com/scitable/topicpage/basic-local-alignment-search-tool-blast-29096" text:style-name="Internet_20_link" text:visited-style-name="Visited_20_Internet_20_Link">https://www.nature.com/scitable/topicpage/basic-local-alignment-search-tool-blast-29096</text:a></text:p>
      <text:p text:style-name="P15"/>
      <text:p text:style-name="P15">What is a hidden Markov model? (2004) - Sean R Eddy. <text:a xlink:type="simple" xlink:href="http://www.nature.com/nbt/journal/v22/n10/abs/nbt1004-1315.html" text:style-name="Internet_20_link" text:visited-style-name="Visited_20_Internet_20_Link">http://www.nature.com/nbt/journal/v22/n10/abs/nbt1004-1315.htm</text:a>l</text:p>
      <text:p text:style-name="P15"/>
      <text:p text:style-name="P15"><text:a xlink:type="simple" xlink:href="https://en.wikipedia.org/wiki/BLAST#Process" text:style-name="Internet_20_link" text:visited-style-name="Visited_20_Internet_20_Link">https://en.wikipedia.org/wiki/BLAST#Process</text:a></text:p>
      <text:p text:style-name="P15"/>
      <text:p text:style-name="P15"><text:a xlink:type="simple" xlink:href="https://en.wikipedia.org/wiki/Heuristic_(computer_science" text:style-name="Internet_20_link" text:visited-style-name="Visited_20_Internet_20_Link">https://en.wikipedia.org/wiki/Heuristic_(computer_science</text:a>)</text:p>
      <text:p text:style-name="P1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3:56:38.367554009</meta:creation-date>
    <dc:date>2017-05-03T11:35:40.275503123</dc:date>
    <meta:editing-duration>PT24M43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3" meta:paragraph-count="72" meta:word-count="480" meta:character-count="3406" meta:non-whitespace-character-count="2975"/>
  </office:meta>
</office:document-meta>
</file>